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2d45ca" officeooo:paragraph-rsid="002effa6"/>
    </style:style>
    <style:style style:name="P2" style:family="paragraph" style:parent-style-name="Text_20_body">
      <style:text-properties officeooo:rsid="00286a22" officeooo:paragraph-rsid="002effa6"/>
    </style:style>
    <style:style style:name="P3" style:family="paragraph" style:parent-style-name="Text_20_body">
      <style:text-properties officeooo:rsid="0030bce2" officeooo:paragraph-rsid="0030bce2"/>
    </style:style>
    <style:style style:name="P4" style:family="paragraph" style:parent-style-name="Heading_20_3">
      <style:text-properties officeooo:rsid="00286a22" officeooo:paragraph-rsid="002effa6"/>
    </style:style>
    <style:style style:name="P5" style:family="paragraph" style:parent-style-name="Heading_20_3">
      <style:text-properties officeooo:rsid="002d45ca" officeooo:paragraph-rsid="002effa6"/>
    </style:style>
    <style:style style:name="P6" style:family="paragraph" style:parent-style-name="Heading_20_3">
      <style:paragraph-properties fo:margin-top="0.25cm" fo:margin-bottom="0.25cm" loext:contextual-spacing="false"/>
      <style:text-properties officeooo:paragraph-rsid="002effa6"/>
    </style:style>
    <style:style style:name="P7" style:family="paragraph" style:parent-style-name="Heading_20_3">
      <style:paragraph-properties fo:margin-top="0.199cm" fo:margin-bottom="0.101cm" loext:contextual-spacing="false"/>
      <style:text-properties officeooo:paragraph-rsid="002effa6"/>
    </style:style>
    <style:style style:name="P8" style:family="paragraph" style:parent-style-name="Heading_20_3">
      <style:paragraph-properties fo:margin-top="0.199cm" fo:margin-bottom="0.199cm" loext:contextual-spacing="false"/>
      <style:text-properties officeooo:paragraph-rsid="002effa6"/>
    </style:style>
    <style:style style:name="P9" style:family="paragraph" style:parent-style-name="Heading_20_2">
      <style:text-properties officeooo:paragraph-rsid="002effa6"/>
    </style:style>
    <style:style style:name="P10" style:family="paragraph" style:parent-style-name="Text_20_body">
      <style:text-properties officeooo:rsid="00286a22" officeooo:paragraph-rsid="0031ebdb"/>
    </style:style>
    <style:style style:name="P11" style:family="paragraph" style:parent-style-name="Text_20_body">
      <style:text-properties officeooo:rsid="00286a22" officeooo:paragraph-rsid="002effa6"/>
    </style:style>
    <style:style style:name="P12" style:family="paragraph" style:parent-style-name="Heading_20_1" style:master-page-name="Right_20_Page">
      <style:paragraph-properties style:page-number="auto"/>
      <style:text-properties officeooo:rsid="00286a22" officeooo:paragraph-rsid="002effa6"/>
    </style:style>
    <style:style style:name="P13" style:family="paragraph" style:parent-style-name="Heading_20_3">
      <style:paragraph-properties fo:margin-top="0.199cm" fo:margin-bottom="0.101cm" loext:contextual-spacing="false"/>
      <style:text-properties officeooo:paragraph-rsid="002effa6"/>
    </style:style>
    <style:style style:name="T1" style:family="text">
      <style:text-properties officeooo:rsid="00286a22"/>
    </style:style>
    <style:style style:name="T2" style:family="text">
      <style:text-properties officeooo:rsid="00292303"/>
    </style:style>
    <style:style style:name="T3" style:family="text">
      <style:text-properties officeooo:rsid="002b1fab"/>
    </style:style>
    <style:style style:name="T4" style:family="text">
      <style:text-properties officeooo:rsid="002c435c"/>
    </style:style>
    <style:style style:name="T5" style:family="text">
      <style:text-properties officeooo:rsid="002d8bb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2" text:outline-level="1">Fire and Rain</text:h>
      <text:p text:style-name="P9">(<text:span text:style-name="T1">James Taylor</text:span>)</text:p>
      <text:p text:style-name="P3">Capo 2</text:p>
      <text:p text:style-name="P4">[INTRO]</text:p>
      <text:p text:style-name="P1">G Am C G <text:s/>D C G</text:p>
      <text:p text:style-name="P7">[VERSE 1]</text:p>
      <text:p text:style-name="P10"><text:span text:style-name="T2">G</text:span> <text:s text:c="13"/>Am <text:s text:c="18"/><text:span text:style-name="T2">C</text:span> <text:s text:c="12"/><text:span text:style-name="T2">G</text:span></text:p>
      <text:p text:style-name="P10">Just yesterday morning, they let me know you were gone </text:p>
      <text:p text:style-name="P2"><text:s text:c="12"/><text:span text:style-name="T3">D </text:span><text:s text:c="21"/><text:span text:style-name="T3">C <text:s text:c="9"/>G</text:span></text:p>
      <text:p text:style-name="P2">Susanne the plans they made put an end to you </text:p>
      <text:p text:style-name="P2"><text:s text:c="2"/><text:span text:style-name="T2">G</text:span> <text:s text:c="14"/>Am <text:s text:c="11"/><text:span text:style-name="T2">C</text:span> <text:s text:c="14"/><text:span text:style-name="T2">G</text:span></text:p>
      <text:p text:style-name="P2">I walked out this morning and I wrote down this song </text:p>
      <text:p text:style-name="P2"><text:s text:c="13"/><text:span text:style-name="T3">D </text:span><text:s text:c="14"/>C <text:s text:c="10"/>G</text:p>
      <text:p text:style-name="P2">I just can't remember who to send it to </text:p>
      <text:p text:style-name="P7">[CHORUS]</text:p>
      <text:p text:style-name="P2"><text:span text:style-name="T2">C</text:span> <text:s text:c="8"/><text:span text:style-name="T2">D</text:span> <text:s text:c="17"/><text:span text:style-name="T2">G</text:span></text:p>
      <text:p text:style-name="P2">I've seen fire and I've seen rain </text:p>
      <text:p text:style-name="P10"><text:s text:c="10"/><text:span text:style-name="T2">C</text:span> <text:s text:c="16"/><text:span text:style-name="T4">Am</text:span> <text:s text:c="17"/><text:span text:style-name="T2">G</text:span></text:p>
      <text:p text:style-name="P10">I've seen sunny days that I thought would never end </text:p>
      <text:p text:style-name="P2"><text:s text:c="10"/><text:span text:style-name="T2">C</text:span> <text:s text:c="18"/>Em <text:s text:c="14"/><text:span text:style-name="T5">G</text:span></text:p>
      <text:p text:style-name="P2">I've seen lonely times when I could not find a friend </text:p>
      <text:p text:style-name="P2"><text:s text:c="6"/>C <text:s text:c="22"/>Am <text:s text:c="6"/><text:span text:style-name="T2">G</text:span></text:p>
      <text:p text:style-name="P2">But I always thought that I'd see you again</text:p>
      <text:p text:style-name="P7">[VERSE 2]</text:p>
      <text:p text:style-name="P2"><text:s text:c="10"/><text:span text:style-name="T2">G</text:span> <text:s text:c="17"/>Am</text:p>
      <text:p text:style-name="P2">Won't you look down upon me, Jesus </text:p>
      <text:p text:style-name="P2"><text:s text:c="14"/><text:span text:style-name="T2">C</text:span> <text:s text:c="13"/><text:span text:style-name="T2">G</text:span></text:p>
      <text:p text:style-name="P2">You've got to help me make a stand </text:p>
      <text:p text:style-name="P2"><text:s text:c="19"/><text:span text:style-name="T3">D</text:span> <text:s text:c="14"/><text:span text:style-name="T3">C <text:s text:c="9"/>G</text:span></text:p>
      <text:p text:style-name="P2">You've just got to see me through another day </text:p>
      <text:p text:style-name="P2"><text:span text:style-name="T2">G</text:span> <text:s text:c="8"/>Am <text:s text:c="11"/><text:span text:style-name="T2">C</text:span> <text:s text:c="9"/><text:span text:style-name="T2">G</text:span></text:p>
      <text:p text:style-name="P2">My body's aching and my time is at hand </text:p>
      <text:p text:style-name="P2"><text:s text:c="12"/><text:span text:style-name="T3">D </text:span><text:s text:c="10"/>C <text:s text:c="9"/>G</text:p>
      <text:p text:style-name="P2">And I won't make it any other way </text:p>
      <text:p text:style-name="P6"><text:soft-page-break/>[CHORUS]</text:p>
      <text:p text:style-name="P2"><text:span text:style-name="T2">C</text:span> <text:s text:c="12"/><text:span text:style-name="T2">D</text:span> <text:s text:c="17"/><text:span text:style-name="T2">G</text:span></text:p>
      <text:p text:style-name="P2">Oh, I've seen fire and I've seen rain </text:p>
      <text:p text:style-name="P2"><text:s text:c="10"/><text:span text:style-name="T2">C</text:span> <text:s text:c="16"/><text:span text:style-name="T4">Am</text:span> <text:s text:c="17"/><text:span text:style-name="T2">G</text:span></text:p>
      <text:p text:style-name="P2">I've seen sunny days that I thought would never end </text:p>
      <text:p text:style-name="P2"><text:s text:c="10"/><text:span text:style-name="T2">C</text:span> <text:s text:c="18"/>Em <text:s text:c="14"/><text:span text:style-name="T5">G</text:span> <text:s text:c="5"/></text:p>
      <text:p text:style-name="P2">I've seen lonely times when I could not find a friend </text:p>
      <text:p text:style-name="P2"><text:s text:c="6"/>C <text:s text:c="22"/>Am <text:s text:c="6"/><text:span text:style-name="T3">G</text:span></text:p>
      <text:p text:style-name="P2">But I always thought that I'd see you again </text:p>
      <text:p text:style-name="P7">[VERSE 3]</text:p>
      <text:p text:style-name="P2"><text:s text:c="5"/><text:span text:style-name="T2">G</text:span> <text:s text:c="20"/>Am <text:s text:c="8"/></text:p>
      <text:p text:style-name="P2">Been walking my mind to an easy time, </text:p>
      <text:p text:style-name="P2"><text:s text:c="3"/><text:span text:style-name="T2">C</text:span> <text:s text:c="22"/><text:span text:style-name="T2">G</text:span></text:p>
      <text:p text:style-name="P2">my back turned towards the sun </text:p>
      <text:p text:style-name="P2"><text:s text:c="20"/><text:span text:style-name="T3">D</text:span> <text:s text:c="14"/></text:p>
      <text:p text:style-name="P2">Lord knows when the cold wind blows </text:p>
      <text:p text:style-name="P2"><text:s text:c="6"/><text:span text:style-name="T3">C <text:s text:c="21"/>G</text:span></text:p>
      <text:p text:style-name="P2">it'll turn your head around </text:p>
      <text:p text:style-name="P2"><text:s text:c="14"/><text:span text:style-name="T2">G</text:span> <text:s text:c="19"/>Am <text:s text:c="7"/></text:p>
      <text:p text:style-name="P2">Well, there's hours of time on the telephone </text:p>
      <text:p text:style-name="P2"><text:s text:c="8"/><text:span text:style-name="T2">C</text:span> <text:s text:c="19"/><text:span text:style-name="T2">G</text:span></text:p>
      <text:p text:style-name="P2">line to talk about things to come </text:p>
      <text:p text:style-name="P2"><text:s text:c="17"/><text:span text:style-name="T3">D</text:span> <text:s text:c="14"/></text:p>
      <text:p text:style-name="P2">Sweet dreams and flying machines </text:p>
      <text:p text:style-name="P2"><text:s text:c="3"/>C <text:s text:c="20"/>G </text:p>
      <text:p text:style-name="P2">in pieces on the ground </text:p>
      <text:p text:style-name="P8">[CHORUS]</text:p>
      <text:p text:style-name="P2"><text:span text:style-name="T2">C</text:span> <text:s text:c="12"/><text:span text:style-name="T2">D</text:span> <text:s text:c="17"/><text:span text:style-name="T2">G</text:span></text:p>
      <text:p text:style-name="P2">Oh, I've seen fire and I've seen rain </text:p>
      <text:p text:style-name="P2"><text:s text:c="10"/><text:span text:style-name="T2">C</text:span> <text:s text:c="16"/><text:span text:style-name="T4">Am</text:span> <text:s text:c="17"/><text:span text:style-name="T2">G</text:span></text:p>
      <text:p text:style-name="P2">I've seen sunny days that I thought would never end </text:p>
      <text:p text:style-name="P2"><text:s text:c="10"/><text:span text:style-name="T2">C</text:span> <text:s text:c="18"/>Em <text:s text:c="14"/><text:span text:style-name="T5">G</text:span></text:p>
      <text:p text:style-name="P2">I've seen lonely times when I could not find a friend </text:p>
      <text:p text:style-name="P2"><text:s text:c="6"/>C <text:s text:c="22"/>Am <text:s text:c="6"/><text:span text:style-name="T3">G</text:span></text:p>
      <text:p text:style-name="P2">But I always thought that I'd see you again </text:p>
      <text:p text:style-name="P5"><text:soft-page-break/>[OUTRO]</text:p>
      <text:p text:style-name="P2"><text:s text:c="6"/>C <text:s text:c="22"/>Am <text:s text:c="6"/></text:p>
      <text:p text:style-name="P2">But I always thought that I'd see you, </text:p>
      <text:p text:style-name="P2"><text:s text:c="6"/><text:span text:style-name="T5">C</text:span> <text:s text:c="13"/><text:span text:style-name="T3">G</text:span></text:p>
      <text:p text:style-name="P2">baby, one more time again 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 style:writing-mode="page"/>
      <style:text-properties style:font-name="Courier New" fo:font-family="'Courier New'" style:font-style-name="Regular" style:font-pitch="variable" fo:font-size="17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ourier New1" fo:font-family="'Courier New'" style:font-style-name="Bold" style:font-pitch="variable" fo:font-size="22pt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class="text" style:master-page-name="">
      <style:paragraph-properties fo:margin-top="0cm" fo:margin-bottom="0cm" loext:contextual-spacing="false" style:page-number="auto" style:writing-mode="page"/>
      <style:text-properties style:font-name="Courier New" fo:font-family="'Courier New'" style:font-style-name="Regular" style:font-pitch="variable" fo:font-size="20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class="text">
      <style:paragraph-properties fo:margin-left="0cm" fo:margin-right="0cm" fo:margin-top="0.25cm" fo:margin-bottom="0.25cm" loext:contextual-spacing="false" fo:text-indent="0cm" style:auto-text-indent="false" style:writing-mode="page"/>
      <style:text-properties fo:color="#000000" style:font-name="Courier New1" fo:font-family="'Courier New'" style:font-style-name="Bold" style:font-pitch="variable" fo:font-size="18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2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0.75cm" fo:margin-bottom="0.75cm" fo:margin-left="0.75cm" fo:margin-right="0.7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/>
    <style:master-page style:name="Right_20_Page" style:display-name="Right Page" style:page-layout-name="Mpm2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1:19:31.134214000</meta:creation-date>
    <meta:editing-duration>PT3H31M21S</meta:editing-duration>
    <meta:editing-cycles>36</meta:editing-cycles>
    <meta:generator>LibreOffice/5.2.7.2$Linux_X86_64 LibreOffice_project/20m0$Build-2</meta:generator>
    <dc:title>Lyrics + Chords</dc:title>
    <dc:date>2018-04-21T14:46:32.303863145</dc:date>
    <meta:print-date>2017-04-03T12:23:29.985893000</meta:print-date>
    <meta:document-statistic meta:table-count="0" meta:image-count="0" meta:object-count="0" meta:page-count="3" meta:paragraph-count="74" meta:word-count="365" meta:character-count="2602" meta:non-whitespace-character-count="1217"/>
    <meta:template xlink:type="simple" xlink:actuate="onRequest" xlink:title="Lyrics + Chords" xlink:href="../../../Library/Application%20Support/LibreOffice/4/user/template/Lyrics%20+%20Chords1.ott" meta:date="2017-04-03T11:19:30.791017000"/>
  </office:meta>
</office:document-meta>
</file>